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Slashed1" svg:font-family="'Droid Sans Mono Slash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 Slashed" svg:font-family="'Droid Sans Mono Slash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75cm"/>
    </style:style>
    <style:style style:name="gr2" style:family="graphic" style:parent-style-name="standard">
      <style:graphic-properties draw:stroke="solid" svg:stroke-color="#000000" draw:fill="none" draw:fill-color="#ffffff" fo:min-height="0.761cm"/>
    </style:style>
    <style:style style:name="gr3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4" style:family="graphic" style:parent-style-name="objectwithoutfill">
      <style:graphic-properties draw:marker-end="Diamond" draw:marker-end-width="0.3cm" draw:fill="none" draw:textarea-vertical-align="middle"/>
    </style:style>
    <style:style style:name="gr5" style:family="graphic" style:parent-style-name="objectwithoutfill">
      <style:graphic-properties draw:marker-end="Diamond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 Mono Slashed1" fo:font-size="14pt" style:font-size-asian="14pt" style:font-size-complex="14pt"/>
    </style:style>
    <style:style style:name="T1" style:family="text">
      <style:text-properties style:font-name="Droid Sans Mono Slashed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9cm" svg:height="1cm" svg:x="4cm" svg:y="5cm">
          <draw:text-box>
            <text:p text:style-name="P1"><text:span text:style-name="T1">flat_map_base</text:span></text:p>
          </draw:text-box>
        </draw:frame>
        <draw:frame draw:style-name="gr1" draw:text-style-name="P2" xml:id="id2" draw:id="id2" draw:layer="layout" svg:width="6cm" svg:height="1cm" svg:x="15cm" svg:y="9cm">
          <draw:text-box>
            <text:p text:style-name="P1"><text:span text:style-name="T1">iflat_map&lt;T&gt;</text:span></text:p>
          </draw:text-box>
        </draw:frame>
        <draw:frame draw:style-name="gr2" draw:text-style-name="P2" xml:id="id1" draw:id="id1" draw:layer="layout" svg:width="6cm" svg:height="1.011cm" svg:x="15cm" svg:y="10.989cm">
          <draw:text-box>
            <text:p text:style-name="P1"><text:span text:style-name="T1">flat_map&lt;T, SIZE&gt;</text:span></text:p>
          </draw:text-box>
        </draw:frame>
        <draw:connector draw:style-name="gr3" draw:text-style-name="P1" draw:layer="layout" svg:x1="18cm" svg:y1="10.989cm" svg:x2="18cm" svg:y2="10cm" draw:start-shape="id1" draw:start-glue-point="0" draw:end-shape="id2" draw:end-glue-point="2" svg:d="M18000 10989v-989" svg:viewBox="0 0 1 990">
          <text:p/>
        </draw:connector>
        <draw:frame draw:style-name="gr1" draw:text-style-name="P2" xml:id="id3" draw:id="id3" draw:layer="layout" svg:width="9cm" svg:height="1cm" svg:x="4cm" svg:y="9cm">
          <draw:text-box>
            <text:p text:style-name="P1"><text:span text:style-name="T1">reference_flat_map&lt;T, SIZE&gt;</text:span></text:p>
          </draw:text-box>
        </draw:frame>
        <draw:frame draw:style-name="gr1" draw:text-style-name="P2" xml:id="id4" draw:id="id4" draw:layer="layout" svg:width="9cm" svg:height="1cm" svg:x="4cm" svg:y="7cm">
          <draw:text-box>
            <text:p text:style-name="P1"><text:span text:style-name="T1">ireference_flat_map&lt;T&gt;</text:span></text:p>
          </draw:text-box>
        </draw:frame>
        <draw:connector draw:style-name="gr3" draw:text-style-name="P1" draw:layer="layout" svg:x1="8.5cm" svg:y1="9cm" svg:x2="8.5cm" svg:y2="8cm" draw:start-shape="id3" draw:start-glue-point="0" draw:end-shape="id4" draw:end-glue-point="2" svg:d="M8500 9000v-1000" svg:viewBox="0 0 1 1001">
          <text:p/>
        </draw:connector>
        <draw:connector draw:style-name="gr3" draw:text-style-name="P1" draw:layer="layout" svg:x1="8.5cm" svg:y1="7cm" svg:x2="8.5cm" svg:y2="6cm" draw:start-shape="id4" draw:start-glue-point="0" draw:end-shape="id5" draw:end-glue-point="2" svg:d="M8500 7000v-1000" svg:viewBox="0 0 1 1001">
          <text:p/>
        </draw:connector>
        <draw:connector draw:style-name="gr4" draw:text-style-name="P1" draw:layer="layout" svg:x1="13cm" svg:y1="7.5cm" svg:x2="18cm" svg:y2="9cm" draw:start-shape="id4" draw:start-glue-point="1" draw:end-shape="id2" draw:end-glue-point="0" svg:d="M13000 7500h5000v1500" svg:viewBox="0 0 5001 1501">
          <text:p/>
        </draw:connector>
        <draw:frame draw:style-name="gr2" draw:text-style-name="P2" xml:id="id6" draw:id="id6" draw:layer="layout" svg:width="5cm" svg:height="1.011cm" svg:x="23cm" svg:y="10.989cm">
          <draw:text-box>
            <text:p text:style-name="P1"><text:span text:style-name="T1">pool&lt;T, SIZE&gt;</text:span></text:p>
          </draw:text-box>
        </draw:frame>
        <draw:connector draw:style-name="gr4" draw:text-style-name="P1" draw:layer="layout" svg:x1="23cm" svg:y1="11.494cm" svg:x2="21cm" svg:y2="11.494cm" draw:start-shape="id6" draw:start-glue-point="3" draw:end-shape="id1" draw:end-glue-point="1" svg:d="M23000 11494h-2000" svg:viewBox="0 0 2001 1">
          <text:p/>
        </draw:connector>
        <draw:frame draw:style-name="gr2" draw:text-style-name="P2" xml:id="id7" draw:id="id7" draw:layer="layout" svg:width="5cm" svg:height="1.011cm" svg:x="23cm" svg:y="8.989cm">
          <draw:text-box>
            <text:p text:style-name="P1"><text:span text:style-name="T1">ipool&lt;T&gt;</text:span></text:p>
          </draw:text-box>
        </draw:frame>
        <draw:connector draw:style-name="gr5" draw:text-style-name="P1" draw:layer="layout" svg:x1="23cm" svg:y1="9.494cm" svg:x2="21cm" svg:y2="9.5cm" draw:start-shape="id7" draw:start-glue-point="3" draw:end-shape="id2" draw:end-glue-point="1" svg:d="M23000 9494h-1000v6h-1000" svg:viewBox="0 0 2001 7">
          <text:p/>
        </draw:connector>
        <officeooo:annotation svg:x="0cm" svg:y="0cm">
          <dc:date>2017-05-15T08:44:00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 Slashed1" svg:font-family="'Droid Sans Mono Slash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 Slashed" svg:font-family="'Droid Sans Mono Slash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08:41:12.160726399</meta:creation-date>
    <dc:date>2017-05-15T12:11:25.423418443</dc:date>
    <meta:editing-duration>PT22M28S</meta:editing-duration>
    <meta:editing-cycles>4</meta:editing-cycles>
    <meta:generator>LibreOffice/4.3.7.2$Linux_X86_64 LibreOffice_project/430$Build-2</meta:generator>
    <meta:document-statistic meta:object-count="13"/>
  </office:meta>
</office:document-meta>
</file>